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4661in"/>
    </style:style>
    <style:style style:name="co12" style:family="table-column">
      <style:table-column-properties fo:break-before="auto" style:column-width="0.7783in"/>
    </style:style>
    <style:style style:name="co13" style:family="table-column">
      <style:table-column-properties fo:break-before="auto" style:column-width="1.5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afd095" fo:border="0.74pt solid #000000"/>
    </style:style>
    <style:style style:name="ce2" style:family="table-cell" style:parent-style-name="Default" style:data-style-name="N100"/>
    <style:style style:name="ce3" style:family="table-cell" style:parent-style-name="Default" style:data-style-name="N36"/>
    <style:style style:name="ce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b3cac7" fo:border="0.74pt solid #000000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4">
      <style:table-cell-properties fo:background-color="#ffa6a6" fo:border="0.74pt solid #000000"/>
    </style:style>
    <style:style style:name="ce9" style:family="table-cell" style:parent-style-name="Default" style:data-style-name="N115">
      <style:table-cell-properties fo:background-color="#ffa6a6" fo:border="0.74pt solid #000000"/>
    </style:style>
    <style:style style:name="ce10" style:family="table-cell" style:parent-style-name="Default" style:data-style-name="N36">
      <style:table-cell-properties fo:background-color="#ffa6a6" fo:border="0.74pt solid #000000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/>
    <style:style style:name="ce13" style:family="table-cell" style:parent-style-name="Default" style:data-style-name="N115"/>
    <style:style style:name="ce14" style:family="table-cell" style:parent-style-name="Default" style:data-style-name="N115">
      <style:table-cell-properties fo:background-color="#afd095"/>
    </style:style>
    <style:style style:name="ce15" style:family="table-cell" style:parent-style-name="Default" style:data-style-name="N115">
      <style:table-cell-properties fo:background-color="#e0c2cd" fo:border="0.74pt solid #000000"/>
    </style:style>
    <style:style style:name="ce16" style:family="table-cell" style:parent-style-name="Default" style:data-style-name="N115">
      <style:table-cell-properties fo:background-color="#afd095" fo:border="0.74pt solid #000000"/>
    </style:style>
    <style:style style:name="ce32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origin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Pracownicy</text:p>
          </table:table-cell>
          <table:table-cell table:style-name="ce1" office:value-type="string" calcext:value-type="string">
            <text:p>data przyjecia do pracy</text:p>
          </table:table-cell>
          <table:table-cell table:style-name="ce1" office:value-type="string" calcext:value-type="string">
            <text:p>poniedzialek</text:p>
          </table:table-cell>
          <table:table-cell table:style-name="ce1" office:value-type="string" calcext:value-type="string">
            <text:p>wtorek</text:p>
          </table:table-cell>
          <table:table-cell table:style-name="ce1" office:value-type="string" calcext:value-type="string">
            <text:p>sroda</text:p>
          </table:table-cell>
          <table:table-cell table:style-name="ce1" office:value-type="string" calcext:value-type="string">
            <text:p>czwartek</text:p>
          </table:table-cell>
          <table:table-cell table:style-name="ce1" office:value-type="string" calcext:value-type="string">
            <text:p>piatek</text:p>
          </table:table-cell>
          <table:table-cell table:style-name="ce1" office:value-type="string" calcext:value-type="string">
            <text:p>sobota</text:p>
          </table:table-cell>
          <table:table-cell table:style-name="ce1" office:value-type="string" calcext:value-type="string">
            <text:p>niedziela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string" calcext:value-type="string">
            <text:p>97-03-30</text:p>
          </table:table-cell>
          <table:table-cell office:value-type="string" calcext:value-type="string">
            <text:p>08:06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08:56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string" calcext:value-type="string">
            <text:p>00-05-31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02:00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02:00</text:p>
          </table:table-cell>
          <table:table-cell office:value-type="string" calcext:value-type="string">
            <text:p>12:54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string" calcext:value-type="string">
            <text:p>02-04-01</text:p>
          </table:table-cell>
          <table:table-cell office:value-type="string" calcext:value-type="string">
            <text:p>08:23</text:p>
          </table:table-cell>
          <table:table-cell office:value-type="string" calcext:value-type="string">
            <text:p>05:59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03:00</text:p>
          </table:table-cell>
          <table:table-cell office:value-type="string" calcext:value-type="string">
            <text:p>00:00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string" calcext:value-type="string">
            <text:p>02-06-01</text:p>
          </table:table-cell>
          <table:table-cell office:value-type="string" calcext:value-type="string">
            <text:p>09:32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02:00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05:00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string" calcext:value-type="string">
            <text:p>03-07-01</text:p>
          </table:table-cell>
          <table:table-cell office:value-type="string" calcext:value-type="string">
            <text:p>05:01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05:30</text:p>
          </table:table-cell>
          <table:table-cell table:number-columns-repeated="2" office:value-type="string" calcext:value-type="string">
            <text:p>05:59</text:p>
          </table:table-cell>
          <table:table-cell office:value-type="string" calcext:value-type="string">
            <text:p>12:05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string" calcext:value-type="string">
            <text:p>01-01-01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1:57</text:p>
          </table:table-cell>
          <table:table-cell table:number-columns-repeated="2" office:value-type="string" calcext:value-type="string">
            <text:p>07:00</text:p>
          </table:table-cell>
          <table:table-cell office:value-type="string" calcext:value-type="string">
            <text:p>01:57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string" calcext:value-type="string">
            <text:p>98-05-01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00:00</text:p>
          </table:table-cell>
          <table:table-cell table:number-columns-repeated="2" office:value-type="string" calcext:value-type="string">
            <text:p>12:00</text:p>
          </table:table-cell>
          <table:table-cell table:number-columns-repeated="2" office:value-type="string" calcext:value-type="string">
            <text:p>05:08</text:p>
          </table:table-cell>
          <table:table-cell office:value-type="string" calcext:value-type="string">
            <text:p>02:00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string" calcext:value-type="string">
            <text:p>03-01-05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08:00</text:p>
          </table:table-cell>
          <table:table-cell table:number-columns-repeated="2" office:value-type="string" calcext:value-type="string">
            <text:p>11:57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05:59</text:p>
          </table:table-cell>
          <table:table-cell office:value-type="string" calcext:value-type="string">
            <text:p>11:57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string" calcext:value-type="string">
            <text:p>01-01-01</text:p>
          </table:table-cell>
          <table:table-cell office:value-type="string" calcext:value-type="string">
            <text:p>04:09</text:p>
          </table:table-cell>
          <table:table-cell office:value-type="string" calcext:value-type="string">
            <text:p>09:54</text:p>
          </table:table-cell>
          <table:table-cell table:number-columns-repeated="2" office:value-type="string" calcext:value-type="string">
            <text:p>04:00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04:00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string" calcext:value-type="string">
            <text:p>02-01-07</text:p>
          </table:table-cell>
          <table:table-cell office:value-type="string" calcext:value-type="string">
            <text:p>06:07</text:p>
          </table:table-cell>
          <table:table-cell office:value-type="string" calcext:value-type="string">
            <text:p>06:10</text:p>
          </table:table-cell>
          <table:table-cell table:number-columns-repeated="2" office:value-type="string" calcext:value-type="string">
            <text:p>05:30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07:08</text:p>
          </table:table-cell>
          <table:table-cell office:value-type="string" calcext:value-type="string">
            <text:p>05:30</text:p>
          </table:table-cell>
        </table:table-row>
      </table:table>
      <table:table table:name="ZadanieA" table:style-name="ta1">
        <table:table-column table:style-name="co1" table:default-cell-style-name="Default"/>
        <table:table-column table:style-name="co11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1"/>
        <table:table-column table:style-name="co12" table:default-cell-style-name="ce11"/>
        <table:table-column table:style-name="co12" table:default-cell-style-name="ce12"/>
        <table:table-column table:style-name="co10" table:default-cell-style-name="Default"/>
        <table:table-column table:style-name="co10" table:number-columns-repeated="2" table:default-cell-style-name="ce13"/>
        <table:table-column table:style-name="co10" table:default-cell-style-name="ce15"/>
        <table:table-row table:style-name="ro1">
          <table:table-cell table:style-name="ce1" office:value-type="string" calcext:value-type="string">
            <text:p>Pracownicy</text:p>
          </table:table-cell>
          <table:table-cell table:style-name="ce1" office:value-type="string" calcext:value-type="string">
            <text:p>data przyjecia do pracy</text:p>
          </table:table-cell>
          <table:table-cell table:style-name="ce1" office:value-type="string" calcext:value-type="string">
            <text:p>poniedzialek</text:p>
          </table:table-cell>
          <table:table-cell table:style-name="ce1" office:value-type="string" calcext:value-type="string">
            <text:p>wtorek</text:p>
          </table:table-cell>
          <table:table-cell table:style-name="ce1" office:value-type="string" calcext:value-type="string">
            <text:p>sroda</text:p>
          </table:table-cell>
          <table:table-cell table:style-name="ce1" office:value-type="string" calcext:value-type="string">
            <text:p>czwartek</text:p>
          </table:table-cell>
          <table:table-cell table:style-name="ce1" office:value-type="string" calcext:value-type="string">
            <text:p>piatek</text:p>
          </table:table-cell>
          <table:table-cell table:style-name="ce1" office:value-type="string" calcext:value-type="string">
            <text:p>sobota</text:p>
          </table:table-cell>
          <table:table-cell table:style-name="ce1" office:value-type="string" calcext:value-type="string">
            <text:p>niedziela</text:p>
          </table:table-cell>
          <table:table-cell table:style-name="ce1" office:value-type="string" calcext:value-type="string">
            <text:p>Tyg. czas</text:p>
          </table:table-cell>
          <table:table-cell table:style-name="ce1" office:value-type="string" calcext:value-type="string">
            <text:p>Przeprac</text:p>
          </table:table-cell>
          <table:table-cell table:style-name="ce1" office:value-type="string" calcext:value-type="string">
            <text:p>Wynagr(b)</text:p>
          </table:table-cell>
          <table:table-cell table:style-name="ce1" office:value-type="string" calcext:value-type="string">
            <text:p>Ind. Mn</text:p>
          </table:table-cell>
          <table:table-cell table:style-name="ce1" office:value-type="string" calcext:value-type="string">
            <text:p>Wynagrodz</text:p>
          </table:table-cell>
          <table:table-cell table:style-name="ce1" office:value-type="string" calcext:value-type="string">
            <text:p>Premia</text:p>
          </table:table-cell>
          <table:table-cell table:style-name="ce1" office:value-type="string" calcext:value-type="string">
            <text:p>Zarobki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30.03.1997</text:p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8H56M00S" calcext:value-type="time">
            <text:p>08:56</text:p>
          </table:table-cell>
          <table:table-cell table:formula="of:=SUM([.C2:.I2]) * 24" office:value-type="float" office:value="47.9166666666667" calcext:value-type="float">
            <text:p>47,92</text:p>
          </table:table-cell>
          <table:table-cell table:formula="of:=IF([.L2]; ROUNDDOWN([.J2] - [.$C$15]); 0)" office:value-type="float" office:value="4" calcext:value-type="float">
            <text:p>4,00</text:p>
          </table:table-cell>
          <table:table-cell table:formula="of:=IF([.J2] &gt; [.$C$15])" office:value-type="boolean" office:boolean-value="true" calcext:value-type="boolean">
            <text:p>PRAWDA</text:p>
          </table:table-cell>
          <table:table-cell table:formula="of:=10 + 0.1 * DATEDIF( [.B2]; [.$C$17]; &quot;y&quot;)" office:value-type="float" office:value="10.8" calcext:value-type="float">
            <text:p>10,8</text:p>
          </table:table-cell>
          <table:table-cell table:formula="of:=ROUNDDOWN([.K2]) * [.M2]" office:value-type="currency" office:currency="PLN" office:value="43.2" calcext:value-type="currency">
            <text:p>43,20 zł</text:p>
          </table:table-cell>
          <table:table-cell table:formula="of:=IF([.L2]; ([.K2] / [.$K$12]) * [.$C$16])" office:value-type="currency" office:currency="PLN" office:value="196.078431372549" calcext:value-type="currency">
            <text:p>196,08 zł</text:p>
          </table:table-cell>
          <table:table-cell table:formula="of:=[.$C$15] * [.$C$18] + [.N2] + [.O2]" office:value-type="currency" office:currency="PLN" office:value="671.778431372549" calcext:value-type="currency">
            <text:p>671,78 zł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31.05.20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table:formula="of:=SUM([.C3:.I3]) * 24" office:value-type="float" office:value="52.7333333333333" calcext:value-type="float">
            <text:p>52,73</text:p>
          </table:table-cell>
          <table:table-cell table:formula="of:=IF([.L3]; ROUNDDOWN([.J3] - [.$C$15]); 0)" office:value-type="float" office:value="9" calcext:value-type="float">
            <text:p>9,00</text:p>
          </table:table-cell>
          <table:table-cell table:formula="of:=IF([.J3] &gt; [.$C$15])" office:value-type="boolean" office:boolean-value="true" calcext:value-type="boolean">
            <text:p>PRAWDA</text:p>
          </table:table-cell>
          <table:table-cell table:formula="of:=10 + 0.1 * DATEDIF( [.B3]; [.$C$17]; &quot;y&quot;)" office:value-type="float" office:value="10.4" calcext:value-type="float">
            <text:p>10,4</text:p>
          </table:table-cell>
          <table:table-cell table:formula="of:=ROUNDDOWN([.K3]) * [.M3]" office:value-type="currency" office:currency="PLN" office:value="93.6" calcext:value-type="currency">
            <text:p>93,60 zł</text:p>
          </table:table-cell>
          <table:table-cell table:formula="of:=IF([.L3]; ([.K3] / [.$K$12]) * [.$C$16])" office:value-type="currency" office:currency="PLN" office:value="441.176470588235" calcext:value-type="currency">
            <text:p>441,18 zł</text:p>
          </table:table-cell>
          <table:table-cell table:formula="of:=[.$C$15] * [.$C$18] + [.N3] + [.O3]" office:value-type="currency" office:currency="PLN" office:value="967.276470588235" calcext:value-type="currency">
            <text:p>967,28 zł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1.04.2002</text:p>
          </table:table-cell>
          <table:table-cell office:value-type="time" office:time-value="PT08H23M00S" calcext:value-type="time">
            <text:p>08:23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0H00M00S" calcext:value-type="time">
            <text:p>00:00</text:p>
          </table:table-cell>
          <table:table-cell table:formula="of:=SUM([.C4:.I4]) * 24" office:value-type="float" office:value="33.3166666666667" calcext:value-type="float">
            <text:p>33,32</text:p>
          </table:table-cell>
          <table:table-cell table:formula="of:=IF([.L4]; ROUNDDOWN([.J4] - [.$C$15]); 0)" office:value-type="float" office:value="0" calcext:value-type="float">
            <text:p>0,00</text:p>
          </table:table-cell>
          <table:table-cell table:formula="of:=IF([.J4] &gt; [.$C$15])" office:value-type="boolean" office:boolean-value="false" calcext:value-type="boolean">
            <text:p>FAŁSZ</text:p>
          </table:table-cell>
          <table:table-cell table:formula="of:=10 + 0.1 * DATEDIF( [.B4]; [.$C$17]; &quot;y&quot;)" office:value-type="float" office:value="10.3" calcext:value-type="float">
            <text:p>10,3</text:p>
          </table:table-cell>
          <table:table-cell table:formula="of:=ROUNDDOWN([.K4]) * [.M4]" office:value-type="currency" office:currency="PLN" office:value="0" calcext:value-type="currency">
            <text:p>0,00 zł</text:p>
          </table:table-cell>
          <table:table-cell table:formula="of:=IF([.L4]; ([.K4] / [.$K$12]) * [.$C$16])" office:value-type="currency" office:currency="PLN" office:value="0" calcext:value-type="currency">
            <text:p>0,00 zł</text:p>
          </table:table-cell>
          <table:table-cell table:formula="of:=[.$C$15] * [.$C$18] + [.N4] + [.O4]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1.06.2002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5H00M00S" calcext:value-type="time">
            <text:p>05:00</text:p>
          </table:table-cell>
          <table:table-cell table:formula="of:=SUM([.C5:.I5]) * 24" office:value-type="float" office:value="36.5333333333333" calcext:value-type="float">
            <text:p>36,53</text:p>
          </table:table-cell>
          <table:table-cell table:formula="of:=IF([.L5]; ROUNDDOWN([.J5] - [.$C$15]); 0)" office:value-type="float" office:value="0" calcext:value-type="float">
            <text:p>0,00</text:p>
          </table:table-cell>
          <table:table-cell table:formula="of:=IF([.J5] &gt; [.$C$15])" office:value-type="boolean" office:boolean-value="false" calcext:value-type="boolean">
            <text:p>FAŁSZ</text:p>
          </table:table-cell>
          <table:table-cell table:formula="of:=10 + 0.1 * DATEDIF( [.B5]; [.$C$17]; &quot;y&quot;)" office:value-type="float" office:value="10.2" calcext:value-type="float">
            <text:p>10,2</text:p>
          </table:table-cell>
          <table:table-cell table:formula="of:=ROUNDDOWN([.K5]) * [.M5]" office:value-type="currency" office:currency="PLN" office:value="0" calcext:value-type="currency">
            <text:p>0,00 zł</text:p>
          </table:table-cell>
          <table:table-cell table:formula="of:=IF([.L5]; ([.K5] / [.$K$12]) * [.$C$16])" office:value-type="currency" office:currency="PLN" office:value="0" calcext:value-type="currency">
            <text:p>0,00 zł</text:p>
          </table:table-cell>
          <table:table-cell table:formula="of:=[.$C$15] * [.$C$18] + [.N5] + [.O5]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1.07.2003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08M00S" calcext:value-type="time">
            <text:p>05:08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05H30M00S" calcext:value-type="time">
            <text:p>05:30</text:p>
          </table:table-cell>
          <table:table-cell table:number-columns-repeated="2" office:value-type="time" office:time-value="PT05H59M00S" calcext:value-type="time">
            <text:p>05:59</text:p>
          </table:table-cell>
          <table:table-cell office:value-type="time" office:time-value="PT12H05M00S" calcext:value-type="time">
            <text:p>12:05</text:p>
          </table:table-cell>
          <table:table-cell table:formula="of:=SUM([.C6:.I6]) * 24" office:value-type="float" office:value="51.7833333333333" calcext:value-type="float">
            <text:p>51,78</text:p>
          </table:table-cell>
          <table:table-cell table:formula="of:=IF([.L6]; ROUNDDOWN([.J6] - [.$C$15]); 0)" office:value-type="float" office:value="8" calcext:value-type="float">
            <text:p>8,00</text:p>
          </table:table-cell>
          <table:table-cell table:formula="of:=IF([.J6] &gt; [.$C$15])" office:value-type="boolean" office:boolean-value="true" calcext:value-type="boolean">
            <text:p>PRAWDA</text:p>
          </table:table-cell>
          <table:table-cell table:formula="of:=10 + 0.1 * DATEDIF( [.B6]; [.$C$17]; &quot;y&quot;)" office:value-type="float" office:value="10.1" calcext:value-type="float">
            <text:p>10,1</text:p>
          </table:table-cell>
          <table:table-cell table:formula="of:=ROUNDDOWN([.K6]) * [.M6]" office:value-type="currency" office:currency="PLN" office:value="80.8" calcext:value-type="currency">
            <text:p>80,80 zł</text:p>
          </table:table-cell>
          <table:table-cell table:formula="of:=IF([.L6]; ([.K6] / [.$K$12]) * [.$C$16])" office:value-type="currency" office:currency="PLN" office:value="392.156862745098" calcext:value-type="currency">
            <text:p>392,16 zł</text:p>
          </table:table-cell>
          <table:table-cell table:formula="of:=[.$C$15] * [.$C$18] + [.N6] + [.O6]" office:value-type="currency" office:currency="PLN" office:value="905.456862745098" calcext:value-type="currency">
            <text:p>905,46 zł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4M00S" calcext:value-type="time">
            <text:p>11:54</text:p>
          </table:table-cell>
          <table:table-cell office:value-type="time" office:time-value="PT11H57M00S" calcext:value-type="time">
            <text:p>11:57</text:p>
          </table:table-cell>
          <table:table-cell table:number-columns-repeated="2" office:value-type="time" office:time-value="PT07H00M00S" calcext:value-type="time">
            <text:p>07:00</text:p>
          </table:table-cell>
          <table:table-cell office:value-type="time" office:time-value="PT01H57M00S" calcext:value-type="time">
            <text:p>01:57</text:p>
          </table:table-cell>
          <table:table-cell table:formula="of:=SUM([.C7:.I7]) * 24" office:value-type="float" office:value="51.8" calcext:value-type="float">
            <text:p>51,80</text:p>
          </table:table-cell>
          <table:table-cell table:formula="of:=IF([.L7]; ROUNDDOWN([.J7] - [.$C$15]); 0)" office:value-type="float" office:value="8" calcext:value-type="float">
            <text:p>8,00</text:p>
          </table:table-cell>
          <table:table-cell table:formula="of:=IF([.J7] &gt; [.$C$15])" office:value-type="boolean" office:boolean-value="true" calcext:value-type="boolean">
            <text:p>PRAWDA</text:p>
          </table:table-cell>
          <table:table-cell table:formula="of:=10 + 0.1 * DATEDIF( [.B7]; [.$C$17]; &quot;y&quot;)" office:value-type="float" office:value="10.4" calcext:value-type="float">
            <text:p>10,4</text:p>
          </table:table-cell>
          <table:table-cell table:formula="of:=ROUNDDOWN([.K7]) * [.M7]" office:value-type="currency" office:currency="PLN" office:value="83.2" calcext:value-type="currency">
            <text:p>83,20 zł</text:p>
          </table:table-cell>
          <table:table-cell table:formula="of:=IF([.L7]; ([.K7] / [.$K$12]) * [.$C$16])" office:value-type="currency" office:currency="PLN" office:value="392.156862745098" calcext:value-type="currency">
            <text:p>392,16 zł</text:p>
          </table:table-cell>
          <table:table-cell table:formula="of:=[.$C$15] * [.$C$18] + [.N7] + [.O7]" office:value-type="currency" office:currency="PLN" office:value="907.856862745098" calcext:value-type="currency">
            <text:p>907,86 zł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1.05.1998</text:p>
          </table:table-cell>
          <table:table-cell office:value-type="time" office:time-value="PT11H08M00S" calcext:value-type="time">
            <text:p>11:08</text:p>
          </table:table-cell>
          <table:table-cell office:value-type="time" office:time-value="PT00H00M00S" calcext:value-type="time">
            <text:p>00:00</text:p>
          </table:table-cell>
          <table:table-cell table:number-columns-repeated="2" office:value-type="time" office:time-value="PT12H00M00S" calcext:value-type="time">
            <text:p>12:00</text:p>
          </table:table-cell>
          <table:table-cell table:number-columns-repeated="2" office:value-type="time" office:time-value="PT05H08M00S" calcext:value-type="time">
            <text:p>05:08</text:p>
          </table:table-cell>
          <table:table-cell office:value-type="time" office:time-value="PT02H00M00S" calcext:value-type="time">
            <text:p>02:00</text:p>
          </table:table-cell>
          <table:table-cell table:formula="of:=SUM([.C8:.I8]) * 24" office:value-type="float" office:value="47.4" calcext:value-type="float">
            <text:p>47,40</text:p>
          </table:table-cell>
          <table:table-cell table:formula="of:=IF([.L8]; ROUNDDOWN([.J8] - [.$C$15]); 0)" office:value-type="float" office:value="4" calcext:value-type="float">
            <text:p>4,00</text:p>
          </table:table-cell>
          <table:table-cell table:formula="of:=IF([.J8] &gt; [.$C$15])" office:value-type="boolean" office:boolean-value="true" calcext:value-type="boolean">
            <text:p>PRAWDA</text:p>
          </table:table-cell>
          <table:table-cell table:formula="of:=10 + 0.1 * DATEDIF( [.B8]; [.$C$17]; &quot;y&quot;)" office:value-type="float" office:value="10.7" calcext:value-type="float">
            <text:p>10,7</text:p>
          </table:table-cell>
          <table:table-cell table:formula="of:=ROUNDDOWN([.K8]) * [.M8]" office:value-type="currency" office:currency="PLN" office:value="42.8" calcext:value-type="currency">
            <text:p>42,80 zł</text:p>
          </table:table-cell>
          <table:table-cell table:formula="of:=IF([.L8]; ([.K8] / [.$K$12]) * [.$C$16])" office:value-type="currency" office:currency="PLN" office:value="196.078431372549" calcext:value-type="currency">
            <text:p>196,08 zł</text:p>
          </table:table-cell>
          <table:table-cell table:formula="of:=[.$C$15] * [.$C$18] + [.N8] + [.O8]" office:value-type="currency" office:currency="PLN" office:value="671.378431372549" calcext:value-type="currency">
            <text:p>671,38 zł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5.01.2003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08H00M00S" calcext:value-type="time">
            <text:p>08:00</text:p>
          </table:table-cell>
          <table:table-cell table:number-columns-repeated="2"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11H57M00S" calcext:value-type="time">
            <text:p>11:57</text:p>
          </table:table-cell>
          <table:table-cell table:formula="of:=SUM([.C9:.I9]) * 24" office:value-type="float" office:value="61.8166666666667" calcext:value-type="float">
            <text:p>61,82</text:p>
          </table:table-cell>
          <table:table-cell table:formula="of:=IF([.L9]; ROUNDDOWN([.J9] - [.$C$15]); 0)" office:value-type="float" office:value="18" calcext:value-type="float">
            <text:p>18,00</text:p>
          </table:table-cell>
          <table:table-cell table:formula="of:=IF([.J9] &gt; [.$C$15])" office:value-type="boolean" office:boolean-value="true" calcext:value-type="boolean">
            <text:p>PRAWDA</text:p>
          </table:table-cell>
          <table:table-cell table:formula="of:=10 + 0.1 * DATEDIF( [.B9]; [.$C$17]; &quot;y&quot;)" office:value-type="float" office:value="10.2" calcext:value-type="float">
            <text:p>10,2</text:p>
          </table:table-cell>
          <table:table-cell table:formula="of:=ROUNDDOWN([.K9]) * [.M9]" office:value-type="currency" office:currency="PLN" office:value="183.6" calcext:value-type="currency">
            <text:p>183,60 zł</text:p>
          </table:table-cell>
          <table:table-cell table:formula="of:=IF([.L9]; ([.K9] / [.$K$12]) * [.$C$16])" office:value-type="currency" office:currency="PLN" office:value="882.352941176471" calcext:value-type="currency">
            <text:p>882,35 zł</text:p>
          </table:table-cell>
          <table:table-cell table:formula="of:=[.$C$15] * [.$C$18] + [.N9] + [.O9]" office:value-type="currency" office:currency="PLN" office:value="1498.45294117647" calcext:value-type="currency">
            <text:p>1 498,45 zł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04H09M00S" calcext:value-type="time">
            <text:p>04:09</text:p>
          </table:table-cell>
          <table:table-cell office:value-type="time" office:time-value="PT09H54M00S" calcext:value-type="time">
            <text:p>09:54</text:p>
          </table:table-cell>
          <table:table-cell table:number-columns-repeated="2" office:value-type="time" office:time-value="PT04H00M00S" calcext:value-type="time">
            <text:p>04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4H00M00S" calcext:value-type="time">
            <text:p>04:00</text:p>
          </table:table-cell>
          <table:table-cell table:formula="of:=SUM([.C10:.I10]) * 24" office:value-type="float" office:value="33.05" calcext:value-type="float">
            <text:p>33,05</text:p>
          </table:table-cell>
          <table:table-cell table:formula="of:=IF([.L10]; ROUNDDOWN([.J10] - [.$C$15]); 0)" office:value-type="float" office:value="0" calcext:value-type="float">
            <text:p>0,00</text:p>
          </table:table-cell>
          <table:table-cell table:formula="of:=IF([.J10] &gt; [.$C$15])" office:value-type="boolean" office:boolean-value="false" calcext:value-type="boolean">
            <text:p>FAŁSZ</text:p>
          </table:table-cell>
          <table:table-cell table:formula="of:=10 + 0.1 * DATEDIF( [.B10]; [.$C$17]; &quot;y&quot;)" office:value-type="float" office:value="10.4" calcext:value-type="float">
            <text:p>10,4</text:p>
          </table:table-cell>
          <table:table-cell table:formula="of:=ROUNDDOWN([.K10]) * [.M10]" office:value-type="currency" office:currency="PLN" office:value="0" calcext:value-type="currency">
            <text:p>0,00 zł</text:p>
          </table:table-cell>
          <table:table-cell table:formula="of:=IF([.L10]; ([.K10] / [.$K$12]) * [.$C$16])" office:value-type="currency" office:currency="PLN" office:value="0" calcext:value-type="currency">
            <text:p>0,00 zł</text:p>
          </table:table-cell>
          <table:table-cell table:formula="of:=[.$C$15] * [.$C$18] + [.N10] + [.O10]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7.01.2002</text:p>
          </table:table-cell>
          <table:table-cell office:value-type="time" office:time-value="PT06H07M00S" calcext:value-type="time">
            <text:p>06:07</text:p>
          </table:table-cell>
          <table:table-cell office:value-type="time" office:time-value="PT06H10M00S" calcext:value-type="time">
            <text:p>06:10</text:p>
          </table:table-cell>
          <table:table-cell table:number-columns-repeated="2" office:value-type="time" office:time-value="PT05H30M00S" calcext:value-type="time">
            <text:p>05:3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8M00S" calcext:value-type="time">
            <text:p>07:08</text:p>
          </table:table-cell>
          <table:table-cell office:value-type="time" office:time-value="PT05H30M00S" calcext:value-type="time">
            <text:p>05:30</text:p>
          </table:table-cell>
          <table:table-cell table:formula="of:=SUM([.C11:.I11]) * 24" office:value-type="float" office:value="35.9166666666667" calcext:value-type="float">
            <text:p>35,92</text:p>
          </table:table-cell>
          <table:table-cell table:formula="of:=IF([.L11]; ROUNDDOWN([.J11] - [.$C$15]); 0)" office:value-type="float" office:value="0" calcext:value-type="float">
            <text:p>0,00</text:p>
          </table:table-cell>
          <table:table-cell table:formula="of:=IF([.J11] &gt; [.$C$15])" office:value-type="boolean" office:boolean-value="false" calcext:value-type="boolean">
            <text:p>FAŁSZ</text:p>
          </table:table-cell>
          <table:table-cell table:formula="of:=10 + 0.1 * DATEDIF( [.B11]; [.$C$17]; &quot;y&quot;)" office:value-type="float" office:value="10.3" calcext:value-type="float">
            <text:p>10,3</text:p>
          </table:table-cell>
          <table:table-cell table:formula="of:=ROUNDDOWN([.K11]) * [.M11]" office:value-type="currency" office:currency="PLN" office:value="0" calcext:value-type="currency">
            <text:p>0,00 zł</text:p>
          </table:table-cell>
          <table:table-cell table:formula="of:=IF([.L11]; ([.K11] / [.$K$12]) * [.$C$16])" office:value-type="currency" office:currency="PLN" office:value="0" calcext:value-type="currency">
            <text:p>0,00 zł</text:p>
          </table:table-cell>
          <table:table-cell table:formula="of:=[.$C$15] * [.$C$18] + [.N11] + [.O11]" office:value-type="currency" office:currency="PLN" office:value="432.5" calcext:value-type="currency">
            <text:p>432,50 zł</text:p>
          </table:table-cell>
        </table:table-row>
        <table:table-row table:style-name="ro1">
          <table:table-cell/>
          <table:table-cell table:style-name="Default" table:number-columns-repeated="8"/>
          <table:table-cell table:style-name="ce1" office:value-type="string" calcext:value-type="string">
            <text:p>Suma</text:p>
          </table:table-cell>
          <table:table-cell table:style-name="ce1" table:formula="of:=SUM([.K2:.K11])" office:value-type="float" office:value="51" calcext:value-type="float">
            <text:p>51</text:p>
          </table:table-cell>
          <table:table-cell table:style-name="Default"/>
          <table:table-cell/>
          <table:table-cell table:style-name="Default"/>
          <table:table-cell table:style-name="ce14" table:formula="of:=SUM([.O2:.O11])" office:value-type="currency" office:currency="PLN" office:value="2500" calcext:value-type="currency">
            <text:p>2 500,00 zł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Dane</text:p>
          </table:table-cell>
          <table:covered-table-cell table:style-name="ce7"/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Tygodniowy obowiązkowy czas pracy</text:p>
          </table:table-cell>
          <table:table-cell table:style-name="ce8" office:value-type="float" office:value="43.25" calcext:value-type="float">
            <text:p>43,25</text:p>
          </table:table-cell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Kwota premii do podziału</text:p>
          </table:table-cell>
          <table:table-cell table:style-name="ce9" office:value-type="currency" office:currency="PLN" office:value="2500" calcext:value-type="currency">
            <text:p>2 500,00 zł</text:p>
          </table:table-cell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Data obliczeń</text:p>
          </table:table-cell>
          <table:table-cell table:style-name="ce10" office:value-type="date" office:date-value="2005-05-30" calcext:value-type="date">
            <text:p>30.05.2005</text:p>
          </table:table-cell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Stawka godz.</text:p>
          </table:table-cell>
          <table:table-cell table:style-name="ce9" office:value-type="currency" office:currency="PLN" office:value="10" calcext:value-type="currency">
            <text:p>10,00 zł</text:p>
          </table:table-cell>
          <table:table-cell table:style-name="Default" table:number-columns-repeated="9"/>
          <table:table-cell/>
          <table:table-cell table:style-name="Default" table:number-columns-repeated="3"/>
        </table:table-row>
      </table:table>
      <table:table table:name="ZadanieB" table:style-name="ta1">
        <table:table-column table:style-name="co1" table:default-cell-style-name="Default"/>
        <table:table-column table:style-name="co11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1"/>
        <table:table-column table:style-name="co12" table:default-cell-style-name="ce11"/>
        <table:table-column table:style-name="co12" table:default-cell-style-name="ce12"/>
        <table:table-column table:style-name="co10" table:default-cell-style-name="Default"/>
        <table:table-column table:style-name="co10" table:number-columns-repeated="2" table:default-cell-style-name="ce13"/>
        <table:table-column table:style-name="co10" table:default-cell-style-name="ce15"/>
        <table:table-row table:style-name="ro1">
          <table:table-cell table:style-name="ce1" office:value-type="string" calcext:value-type="string">
            <text:p>Pracownicy</text:p>
          </table:table-cell>
          <table:table-cell table:style-name="ce1" office:value-type="string" calcext:value-type="string">
            <text:p>data przyjecia do pracy</text:p>
          </table:table-cell>
          <table:table-cell table:style-name="ce1" office:value-type="string" calcext:value-type="string">
            <text:p>poniedzialek</text:p>
          </table:table-cell>
          <table:table-cell table:style-name="ce1" office:value-type="string" calcext:value-type="string">
            <text:p>wtorek</text:p>
          </table:table-cell>
          <table:table-cell table:style-name="ce1" office:value-type="string" calcext:value-type="string">
            <text:p>sroda</text:p>
          </table:table-cell>
          <table:table-cell table:style-name="ce1" office:value-type="string" calcext:value-type="string">
            <text:p>czwartek</text:p>
          </table:table-cell>
          <table:table-cell table:style-name="ce1" office:value-type="string" calcext:value-type="string">
            <text:p>piatek</text:p>
          </table:table-cell>
          <table:table-cell table:style-name="ce1" office:value-type="string" calcext:value-type="string">
            <text:p>sobota</text:p>
          </table:table-cell>
          <table:table-cell table:style-name="ce1" office:value-type="string" calcext:value-type="string">
            <text:p>niedziela</text:p>
          </table:table-cell>
          <table:table-cell table:style-name="ce1" office:value-type="string" calcext:value-type="string">
            <text:p>Tyg. czas</text:p>
          </table:table-cell>
          <table:table-cell table:style-name="ce1" office:value-type="string" calcext:value-type="string">
            <text:p>Przeprac</text:p>
          </table:table-cell>
          <table:table-cell table:style-name="ce1" office:value-type="string" calcext:value-type="string">
            <text:p>Wynagr(b)</text:p>
          </table:table-cell>
          <table:table-cell table:style-name="ce1" office:value-type="string" calcext:value-type="string">
            <text:p>Ind. Mn</text:p>
          </table:table-cell>
          <table:table-cell table:style-name="ce1" office:value-type="string" calcext:value-type="string">
            <text:p>Wynagrodz</text:p>
          </table:table-cell>
          <table:table-cell table:style-name="ce1" office:value-type="string" calcext:value-type="string">
            <text:p>Premia</text:p>
          </table:table-cell>
          <table:table-cell table:style-name="ce1" office:value-type="string" calcext:value-type="string">
            <text:p>Zarobki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30.03.1997</text:p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8H56M00S" calcext:value-type="time">
            <text:p>08:56</text:p>
          </table:table-cell>
          <table:table-cell table:formula="of:=SUM([.C2:.I2]) * 24" office:value-type="float" office:value="47.9166666666667" calcext:value-type="float">
            <text:p>47,92</text:p>
          </table:table-cell>
          <table:table-cell table:formula="of:=IF([.L2]; ROUNDDOWN([.J2] - [.$C$15]); 0)" office:value-type="float" office:value="4" calcext:value-type="float">
            <text:p>4,00</text:p>
          </table:table-cell>
          <table:table-cell table:formula="of:=IF([.J2] &gt; [.$C$15])" office:value-type="boolean" office:boolean-value="true" calcext:value-type="boolean">
            <text:p>PRAWDA</text:p>
          </table:table-cell>
          <table:table-cell table:formula="of:=10 + 0.1 * DATEDIF( [.B2]; [.$C$17]; &quot;y&quot;)" office:value-type="float" office:value="10.8" calcext:value-type="float">
            <text:p>10,8</text:p>
          </table:table-cell>
          <table:table-cell table:formula="of:=ROUNDDOWN([.K2]) * [.M2]" office:value-type="currency" office:currency="PLN" office:value="43.2" calcext:value-type="currency">
            <text:p>43,20 zł</text:p>
          </table:table-cell>
          <table:table-cell table:formula="of:=IF([.L2]; ([.K2] / [.$K$12]) * [.$C$16])" office:value-type="currency" office:currency="PLN" office:value="196.078431372549" calcext:value-type="currency">
            <text:p>196,08 zł</text:p>
          </table:table-cell>
          <table:table-cell table:formula="of:=[.$C$15] * [.$C$18] + [.N2] + [.O2]" office:value-type="currency" office:currency="PLN" office:value="671.778431372549" calcext:value-type="currency">
            <text:p>671,78 zł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31.05.20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table:formula="of:=SUM([.C3:.I3]) * 24" office:value-type="float" office:value="52.7333333333333" calcext:value-type="float">
            <text:p>52,73</text:p>
          </table:table-cell>
          <table:table-cell table:formula="of:=IF([.L3]; ROUNDDOWN([.J3] - [.$C$15]); 0)" office:value-type="float" office:value="9" calcext:value-type="float">
            <text:p>9,00</text:p>
          </table:table-cell>
          <table:table-cell table:formula="of:=IF([.J3] &gt; [.$C$15])" office:value-type="boolean" office:boolean-value="true" calcext:value-type="boolean">
            <text:p>PRAWDA</text:p>
          </table:table-cell>
          <table:table-cell table:formula="of:=10 + 0.1 * DATEDIF( [.B3]; [.$C$17]; &quot;y&quot;)" office:value-type="float" office:value="10.4" calcext:value-type="float">
            <text:p>10,4</text:p>
          </table:table-cell>
          <table:table-cell table:formula="of:=ROUNDDOWN([.K3]) * [.M3]" office:value-type="currency" office:currency="PLN" office:value="93.6" calcext:value-type="currency">
            <text:p>93,60 zł</text:p>
          </table:table-cell>
          <table:table-cell table:formula="of:=IF([.L3]; ([.K3] / [.$K$12]) * [.$C$16])" office:value-type="currency" office:currency="PLN" office:value="441.176470588235" calcext:value-type="currency">
            <text:p>441,18 zł</text:p>
          </table:table-cell>
          <table:table-cell table:formula="of:=[.$C$15] * [.$C$18] + [.N3] + [.O3]" office:value-type="currency" office:currency="PLN" office:value="967.276470588235" calcext:value-type="currency">
            <text:p>967,28 zł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1.04.2002</text:p>
          </table:table-cell>
          <table:table-cell office:value-type="time" office:time-value="PT08H23M00S" calcext:value-type="time">
            <text:p>08:23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0H00M00S" calcext:value-type="time">
            <text:p>00:00</text:p>
          </table:table-cell>
          <table:table-cell table:formula="of:=SUM([.C4:.I4]) * 24" office:value-type="float" office:value="33.3166666666667" calcext:value-type="float">
            <text:p>33,32</text:p>
          </table:table-cell>
          <table:table-cell table:formula="of:=IF([.L4]; ROUNDDOWN([.J4] - [.$C$15]); 0)" office:value-type="float" office:value="0" calcext:value-type="float">
            <text:p>0,00</text:p>
          </table:table-cell>
          <table:table-cell table:formula="of:=IF([.J4] &gt; [.$C$15])" office:value-type="boolean" office:boolean-value="false" calcext:value-type="boolean">
            <text:p>FAŁSZ</text:p>
          </table:table-cell>
          <table:table-cell table:formula="of:=10 + 0.1 * DATEDIF( [.B4]; [.$C$17]; &quot;y&quot;)" office:value-type="float" office:value="10.3" calcext:value-type="float">
            <text:p>10,3</text:p>
          </table:table-cell>
          <table:table-cell table:formula="of:=ROUNDDOWN([.K4]) * [.M4]" office:value-type="currency" office:currency="PLN" office:value="0" calcext:value-type="currency">
            <text:p>0,00 zł</text:p>
          </table:table-cell>
          <table:table-cell table:formula="of:=IF([.L4]; ([.K4] / [.$K$12]) * [.$C$16])" office:value-type="currency" office:currency="PLN" office:value="0" calcext:value-type="currency">
            <text:p>0,00 zł</text:p>
          </table:table-cell>
          <table:table-cell table:formula="of:=[.$C$15] * [.$C$18] + [.N4] + [.O4]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1.06.2002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5H00M00S" calcext:value-type="time">
            <text:p>05:00</text:p>
          </table:table-cell>
          <table:table-cell table:formula="of:=SUM([.C5:.I5]) * 24" office:value-type="float" office:value="36.5333333333333" calcext:value-type="float">
            <text:p>36,53</text:p>
          </table:table-cell>
          <table:table-cell table:formula="of:=IF([.L5]; ROUNDDOWN([.J5] - [.$C$15]); 0)" office:value-type="float" office:value="0" calcext:value-type="float">
            <text:p>0,00</text:p>
          </table:table-cell>
          <table:table-cell table:formula="of:=IF([.J5] &gt; [.$C$15])" office:value-type="boolean" office:boolean-value="false" calcext:value-type="boolean">
            <text:p>FAŁSZ</text:p>
          </table:table-cell>
          <table:table-cell table:formula="of:=10 + 0.1 * DATEDIF( [.B5]; [.$C$17]; &quot;y&quot;)" office:value-type="float" office:value="10.2" calcext:value-type="float">
            <text:p>10,2</text:p>
          </table:table-cell>
          <table:table-cell table:formula="of:=ROUNDDOWN([.K5]) * [.M5]" office:value-type="currency" office:currency="PLN" office:value="0" calcext:value-type="currency">
            <text:p>0,00 zł</text:p>
          </table:table-cell>
          <table:table-cell table:formula="of:=IF([.L5]; ([.K5] / [.$K$12]) * [.$C$16])" office:value-type="currency" office:currency="PLN" office:value="0" calcext:value-type="currency">
            <text:p>0,00 zł</text:p>
          </table:table-cell>
          <table:table-cell table:formula="of:=[.$C$15] * [.$C$18] + [.N5] + [.O5]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1.07.2003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08M00S" calcext:value-type="time">
            <text:p>05:08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05H30M00S" calcext:value-type="time">
            <text:p>05:30</text:p>
          </table:table-cell>
          <table:table-cell table:number-columns-repeated="2" office:value-type="time" office:time-value="PT05H59M00S" calcext:value-type="time">
            <text:p>05:59</text:p>
          </table:table-cell>
          <table:table-cell office:value-type="time" office:time-value="PT12H05M00S" calcext:value-type="time">
            <text:p>12:05</text:p>
          </table:table-cell>
          <table:table-cell table:formula="of:=SUM([.C6:.I6]) * 24" office:value-type="float" office:value="51.7833333333333" calcext:value-type="float">
            <text:p>51,78</text:p>
          </table:table-cell>
          <table:table-cell table:formula="of:=IF([.L6]; ROUNDDOWN([.J6] - [.$C$15]); 0)" office:value-type="float" office:value="8" calcext:value-type="float">
            <text:p>8,00</text:p>
          </table:table-cell>
          <table:table-cell table:formula="of:=IF([.J6] &gt; [.$C$15])" office:value-type="boolean" office:boolean-value="true" calcext:value-type="boolean">
            <text:p>PRAWDA</text:p>
          </table:table-cell>
          <table:table-cell table:formula="of:=10 + 0.1 * DATEDIF( [.B6]; [.$C$17]; &quot;y&quot;)" office:value-type="float" office:value="10.1" calcext:value-type="float">
            <text:p>10,1</text:p>
          </table:table-cell>
          <table:table-cell table:formula="of:=ROUNDDOWN([.K6]) * [.M6]" office:value-type="currency" office:currency="PLN" office:value="80.8" calcext:value-type="currency">
            <text:p>80,80 zł</text:p>
          </table:table-cell>
          <table:table-cell table:formula="of:=IF([.L6]; ([.K6] / [.$K$12]) * [.$C$16])" office:value-type="currency" office:currency="PLN" office:value="392.156862745098" calcext:value-type="currency">
            <text:p>392,16 zł</text:p>
          </table:table-cell>
          <table:table-cell table:formula="of:=[.$C$15] * [.$C$18] + [.N6] + [.O6]" office:value-type="currency" office:currency="PLN" office:value="905.456862745098" calcext:value-type="currency">
            <text:p>905,46 zł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4M00S" calcext:value-type="time">
            <text:p>11:54</text:p>
          </table:table-cell>
          <table:table-cell office:value-type="time" office:time-value="PT11H57M00S" calcext:value-type="time">
            <text:p>11:57</text:p>
          </table:table-cell>
          <table:table-cell table:number-columns-repeated="2" office:value-type="time" office:time-value="PT07H00M00S" calcext:value-type="time">
            <text:p>07:00</text:p>
          </table:table-cell>
          <table:table-cell office:value-type="time" office:time-value="PT01H57M00S" calcext:value-type="time">
            <text:p>01:57</text:p>
          </table:table-cell>
          <table:table-cell table:formula="of:=SUM([.C7:.I7]) * 24" office:value-type="float" office:value="51.8" calcext:value-type="float">
            <text:p>51,80</text:p>
          </table:table-cell>
          <table:table-cell table:formula="of:=IF([.L7]; ROUNDDOWN([.J7] - [.$C$15]); 0)" office:value-type="float" office:value="8" calcext:value-type="float">
            <text:p>8,00</text:p>
          </table:table-cell>
          <table:table-cell table:formula="of:=IF([.J7] &gt; [.$C$15])" office:value-type="boolean" office:boolean-value="true" calcext:value-type="boolean">
            <text:p>PRAWDA</text:p>
          </table:table-cell>
          <table:table-cell table:formula="of:=10 + 0.1 * DATEDIF( [.B7]; [.$C$17]; &quot;y&quot;)" office:value-type="float" office:value="10.4" calcext:value-type="float">
            <text:p>10,4</text:p>
          </table:table-cell>
          <table:table-cell table:formula="of:=ROUNDDOWN([.K7]) * [.M7]" office:value-type="currency" office:currency="PLN" office:value="83.2" calcext:value-type="currency">
            <text:p>83,20 zł</text:p>
          </table:table-cell>
          <table:table-cell table:formula="of:=IF([.L7]; ([.K7] / [.$K$12]) * [.$C$16])" office:value-type="currency" office:currency="PLN" office:value="392.156862745098" calcext:value-type="currency">
            <text:p>392,16 zł</text:p>
          </table:table-cell>
          <table:table-cell table:formula="of:=[.$C$15] * [.$C$18] + [.N7] + [.O7]" office:value-type="currency" office:currency="PLN" office:value="907.856862745098" calcext:value-type="currency">
            <text:p>907,86 zł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1.05.1998</text:p>
          </table:table-cell>
          <table:table-cell office:value-type="time" office:time-value="PT11H08M00S" calcext:value-type="time">
            <text:p>11:08</text:p>
          </table:table-cell>
          <table:table-cell office:value-type="time" office:time-value="PT00H00M00S" calcext:value-type="time">
            <text:p>00:00</text:p>
          </table:table-cell>
          <table:table-cell table:number-columns-repeated="2" office:value-type="time" office:time-value="PT12H00M00S" calcext:value-type="time">
            <text:p>12:00</text:p>
          </table:table-cell>
          <table:table-cell table:number-columns-repeated="2" office:value-type="time" office:time-value="PT05H08M00S" calcext:value-type="time">
            <text:p>05:08</text:p>
          </table:table-cell>
          <table:table-cell office:value-type="time" office:time-value="PT02H00M00S" calcext:value-type="time">
            <text:p>02:00</text:p>
          </table:table-cell>
          <table:table-cell table:formula="of:=SUM([.C8:.I8]) * 24" office:value-type="float" office:value="47.4" calcext:value-type="float">
            <text:p>47,40</text:p>
          </table:table-cell>
          <table:table-cell table:formula="of:=IF([.L8]; ROUNDDOWN([.J8] - [.$C$15]); 0)" office:value-type="float" office:value="4" calcext:value-type="float">
            <text:p>4,00</text:p>
          </table:table-cell>
          <table:table-cell table:formula="of:=IF([.J8] &gt; [.$C$15])" office:value-type="boolean" office:boolean-value="true" calcext:value-type="boolean">
            <text:p>PRAWDA</text:p>
          </table:table-cell>
          <table:table-cell table:formula="of:=10 + 0.1 * DATEDIF( [.B8]; [.$C$17]; &quot;y&quot;)" office:value-type="float" office:value="10.7" calcext:value-type="float">
            <text:p>10,7</text:p>
          </table:table-cell>
          <table:table-cell table:formula="of:=ROUNDDOWN([.K8]) * [.M8]" office:value-type="currency" office:currency="PLN" office:value="42.8" calcext:value-type="currency">
            <text:p>42,80 zł</text:p>
          </table:table-cell>
          <table:table-cell table:formula="of:=IF([.L8]; ([.K8] / [.$K$12]) * [.$C$16])" office:value-type="currency" office:currency="PLN" office:value="196.078431372549" calcext:value-type="currency">
            <text:p>196,08 zł</text:p>
          </table:table-cell>
          <table:table-cell table:formula="of:=[.$C$15] * [.$C$18] + [.N8] + [.O8]" office:value-type="currency" office:currency="PLN" office:value="671.378431372549" calcext:value-type="currency">
            <text:p>671,38 zł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5.01.2003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08H00M00S" calcext:value-type="time">
            <text:p>08:00</text:p>
          </table:table-cell>
          <table:table-cell table:number-columns-repeated="2"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11H57M00S" calcext:value-type="time">
            <text:p>11:57</text:p>
          </table:table-cell>
          <table:table-cell table:formula="of:=SUM([.C9:.I9]) * 24" office:value-type="float" office:value="61.8166666666667" calcext:value-type="float">
            <text:p>61,82</text:p>
          </table:table-cell>
          <table:table-cell table:formula="of:=IF([.L9]; ROUNDDOWN([.J9] - [.$C$15]); 0)" office:value-type="float" office:value="18" calcext:value-type="float">
            <text:p>18,00</text:p>
          </table:table-cell>
          <table:table-cell table:formula="of:=IF([.J9] &gt; [.$C$15])" office:value-type="boolean" office:boolean-value="true" calcext:value-type="boolean">
            <text:p>PRAWDA</text:p>
          </table:table-cell>
          <table:table-cell table:formula="of:=10 + 0.1 * DATEDIF( [.B9]; [.$C$17]; &quot;y&quot;)" office:value-type="float" office:value="10.2" calcext:value-type="float">
            <text:p>10,2</text:p>
          </table:table-cell>
          <table:table-cell table:formula="of:=ROUNDDOWN([.K9]) * [.M9]" office:value-type="currency" office:currency="PLN" office:value="183.6" calcext:value-type="currency">
            <text:p>183,60 zł</text:p>
          </table:table-cell>
          <table:table-cell table:formula="of:=IF([.L9]; ([.K9] / [.$K$12]) * [.$C$16])" office:value-type="currency" office:currency="PLN" office:value="882.352941176471" calcext:value-type="currency">
            <text:p>882,35 zł</text:p>
          </table:table-cell>
          <table:table-cell table:formula="of:=[.$C$15] * [.$C$18] + [.N9] + [.O9]" office:value-type="currency" office:currency="PLN" office:value="1498.45294117647" calcext:value-type="currency">
            <text:p>1 498,45 zł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04H09M00S" calcext:value-type="time">
            <text:p>04:09</text:p>
          </table:table-cell>
          <table:table-cell office:value-type="time" office:time-value="PT09H54M00S" calcext:value-type="time">
            <text:p>09:54</text:p>
          </table:table-cell>
          <table:table-cell table:number-columns-repeated="2" office:value-type="time" office:time-value="PT04H00M00S" calcext:value-type="time">
            <text:p>04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4H00M00S" calcext:value-type="time">
            <text:p>04:00</text:p>
          </table:table-cell>
          <table:table-cell table:formula="of:=SUM([.C10:.I10]) * 24" office:value-type="float" office:value="33.05" calcext:value-type="float">
            <text:p>33,05</text:p>
          </table:table-cell>
          <table:table-cell table:formula="of:=IF([.L10]; ROUNDDOWN([.J10] - [.$C$15]); 0)" office:value-type="float" office:value="0" calcext:value-type="float">
            <text:p>0,00</text:p>
          </table:table-cell>
          <table:table-cell table:formula="of:=IF([.J10] &gt; [.$C$15])" office:value-type="boolean" office:boolean-value="false" calcext:value-type="boolean">
            <text:p>FAŁSZ</text:p>
          </table:table-cell>
          <table:table-cell table:formula="of:=10 + 0.1 * DATEDIF( [.B10]; [.$C$17]; &quot;y&quot;)" office:value-type="float" office:value="10.4" calcext:value-type="float">
            <text:p>10,4</text:p>
          </table:table-cell>
          <table:table-cell table:formula="of:=ROUNDDOWN([.K10]) * [.M10]" office:value-type="currency" office:currency="PLN" office:value="0" calcext:value-type="currency">
            <text:p>0,00 zł</text:p>
          </table:table-cell>
          <table:table-cell table:formula="of:=IF([.L10]; ([.K10] / [.$K$12]) * [.$C$16])" office:value-type="currency" office:currency="PLN" office:value="0" calcext:value-type="currency">
            <text:p>0,00 zł</text:p>
          </table:table-cell>
          <table:table-cell table:formula="of:=[.$C$15] * [.$C$18] + [.N10] + [.O10]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7.01.2002</text:p>
          </table:table-cell>
          <table:table-cell office:value-type="time" office:time-value="PT06H07M00S" calcext:value-type="time">
            <text:p>06:07</text:p>
          </table:table-cell>
          <table:table-cell office:value-type="time" office:time-value="PT06H10M00S" calcext:value-type="time">
            <text:p>06:10</text:p>
          </table:table-cell>
          <table:table-cell table:number-columns-repeated="2" office:value-type="time" office:time-value="PT05H30M00S" calcext:value-type="time">
            <text:p>05:3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8M00S" calcext:value-type="time">
            <text:p>07:08</text:p>
          </table:table-cell>
          <table:table-cell office:value-type="time" office:time-value="PT05H30M00S" calcext:value-type="time">
            <text:p>05:30</text:p>
          </table:table-cell>
          <table:table-cell table:formula="of:=SUM([.C11:.I11]) * 24" office:value-type="float" office:value="35.9166666666667" calcext:value-type="float">
            <text:p>35,92</text:p>
          </table:table-cell>
          <table:table-cell table:formula="of:=IF([.L11]; ROUNDDOWN([.J11] - [.$C$15]); 0)" office:value-type="float" office:value="0" calcext:value-type="float">
            <text:p>0,00</text:p>
          </table:table-cell>
          <table:table-cell table:formula="of:=IF([.J11] &gt; [.$C$15])" office:value-type="boolean" office:boolean-value="false" calcext:value-type="boolean">
            <text:p>FAŁSZ</text:p>
          </table:table-cell>
          <table:table-cell table:formula="of:=10 + 0.1 * DATEDIF( [.B11]; [.$C$17]; &quot;y&quot;)" office:value-type="float" office:value="10.3" calcext:value-type="float">
            <text:p>10,3</text:p>
          </table:table-cell>
          <table:table-cell table:formula="of:=ROUNDDOWN([.K11]) * [.M11]" office:value-type="currency" office:currency="PLN" office:value="0" calcext:value-type="currency">
            <text:p>0,00 zł</text:p>
          </table:table-cell>
          <table:table-cell table:formula="of:=IF([.L11]; ([.K11] / [.$K$12]) * [.$C$16])" office:value-type="currency" office:currency="PLN" office:value="0" calcext:value-type="currency">
            <text:p>0,00 zł</text:p>
          </table:table-cell>
          <table:table-cell table:formula="of:=[.$C$15] * [.$C$18] + [.N11] + [.O11]" office:value-type="currency" office:currency="PLN" office:value="432.5" calcext:value-type="currency">
            <text:p>432,50 zł</text:p>
          </table:table-cell>
        </table:table-row>
        <table:table-row table:style-name="ro1">
          <table:table-cell/>
          <table:table-cell table:style-name="Default" table:number-columns-repeated="8"/>
          <table:table-cell table:style-name="ce1" office:value-type="string" calcext:value-type="string">
            <text:p>Suma</text:p>
          </table:table-cell>
          <table:table-cell table:style-name="ce1" table:formula="of:=SUM([.K2:.K11])" office:value-type="float" office:value="51" calcext:value-type="float">
            <text:p>51</text:p>
          </table:table-cell>
          <table:table-cell table:style-name="Default"/>
          <table:table-cell/>
          <table:table-cell table:style-name="Default"/>
          <table:table-cell table:style-name="ce16" table:formula="of:=SUM([.O2:.O11])" office:value-type="currency" office:currency="PLN" office:value="2500" calcext:value-type="currency">
            <text:p>2 500,00 zł</text:p>
          </table:table-cell>
          <table:table-cell table:style-name="ce16" table:formula="of:=SUM([.P2:.P11])" office:value-type="currency" office:currency="PLN" office:value="7352.2" calcext:value-type="currency">
            <text:p>7 352,20 zł</text:p>
          </table:table-cell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Dane</text:p>
          </table:table-cell>
          <table:covered-table-cell table:style-name="ce7"/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Tygodniowy obowiązkowy czas pracy</text:p>
          </table:table-cell>
          <table:table-cell table:style-name="ce8" office:value-type="float" office:value="43.25" calcext:value-type="float">
            <text:p>43,25</text:p>
          </table:table-cell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Kwota premii do podziału</text:p>
          </table:table-cell>
          <table:table-cell table:style-name="ce9" office:value-type="currency" office:currency="PLN" office:value="2500" calcext:value-type="currency">
            <text:p>2 500,00 zł</text:p>
          </table:table-cell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Data obliczeń</text:p>
          </table:table-cell>
          <table:table-cell table:style-name="ce10" office:value-type="date" office:date-value="2005-05-30" calcext:value-type="date">
            <text:p>30.05.2005</text:p>
          </table:table-cell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Stawka godz.</text:p>
          </table:table-cell>
          <table:table-cell table:style-name="ce9" office:value-type="currency" office:currency="PLN" office:value="10" calcext:value-type="currency">
            <text:p>10,00 zł</text:p>
          </table:table-cell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Wyniki</text:p>
          </table:table-cell>
          <table:covered-table-cell table:style-name="Default"/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Suma, którą pracodawca ma pobrać: </text:p>
          </table:table-cell>
          <table:table-cell table:style-name="ce9" table:formula="of:=[.P12]" office:value-type="currency" office:currency="PLN" office:value="7352.2" calcext:value-type="currency">
            <text:p>7 352,20 zł</text:p>
          </table:table-cell>
          <table:table-cell table:style-name="Default" table:number-columns-repeated="9"/>
          <table:table-cell/>
          <table:table-cell table:style-name="Default" table:number-columns-repeated="3"/>
        </table:table-row>
      </table:table>
      <table:table table:name="ZadanieC" table:style-name="ta1">
        <table:shapes>
          <draw:frame draw:z-index="0" draw:style-name="gr1" draw:text-style-name="P1" svg:width="6.2988in" svg:height="3.5429in" svg:x="2.5492in" svg:y="0.0555in">
            <draw:object draw:notify-on-update-of-ranges="ZadanieC.A1:ZadanieC.A1 ZadanieC.A2:ZadanieC.A11 ZadanieC.B1:ZadanieC.B1 ZadanieC.B2:ZadanieC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7"/>
        <table:table-column table:style-name="co13" table:default-cell-style-name="ce32"/>
        <table:table-row table:style-name="ro1">
          <table:table-cell table:style-name="ce1" office:value-type="string" calcext:value-type="string">
            <text:p>Pracownicy</text:p>
          </table:table-cell>
          <table:table-cell table:style-name="ce1" office:value-type="string" calcext:value-type="string">
            <text:p>Przepracowane godziny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float" office:value="9" calcext:value-type="float">
            <text:p>9,00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float" office:value="18" calcext:value-type="float">
            <text:p>18,00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.00.0000</text:date>, <text:time style:data-style-name="N2" text:time-value="16:49:28.047875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620$Build-2</meta:generator>
    <dc:date>2026-04-11T16:54:40.591638406</dc:date>
    <meta:editing-duration>PT38M55S</meta:editing-duration>
    <meta:editing-cycles>19</meta:editing-cycles>
    <meta:document-statistic meta:table-count="4" meta:cell-count="50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2.566cm" svg:y="0.316cm" chart:style-name="ch2">
          <text:p>Pzepracowane godziny poszczególnych pracowników</text:p>
        </chart:title>
        <chart:legend chart:legend-position="top" svg:x="5.892cm" svg:y="1.28cm" style:legend-expansion="wide" chart:style-name="ch3"/>
        <chart:plot-area chart:style-name="ch4" svg:x="1.331cm" svg:y="2.058cm" svg:width="14.349cm" svg:height="5.781cm">
          <chart:coordinate-region svg:x="2.443cm" svg:y="2.257cm" svg:width="13.237cm" svg:height="3.591cm"/>
          <chart:axis chart:dimension="x" chart:name="primary-x" chart:style-name="ch5" chartooo:axis-type="auto">
            <chartooo:date-scale/>
            <chart:title svg:x="7.636cm" svg:y="8.019cm" chart:style-name="ch2">
              <text:p><text:span text:style-name="T1">Pracownicy</text:span></text:p>
            </chart:title>
            <chart:categories table:cell-range-address="ZadanieC.A2:ZadanieC.A11"/>
          </chart:axis>
          <chart:axis chart:dimension="y" chart:name="primary-y" chart:style-name="ch6">
            <chart:title svg:x="0.451cm" svg:y="5.844cm" chart:style-name="ch7">
              <text:p><text:span text:style-name="T1">Nadgodziny</text:span></text:p>
            </chart:title>
            <chart:grid chart:style-name="ch8" chart:class="major"/>
          </chart:axis>
          <chart:series chart:style-name="ch9" chart:values-cell-range-address="ZadanieC.B2:ZadanieC.B11" chart:label-cell-address="ZadanieC.B1:ZadanieC.B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pracowane godziny</text:p>
                <draw:g>
                  <svg:desc>ZadanieC.B1:ZadanieC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 Kowalski</text:p>
                <draw:g>
                  <svg:desc>ZadanieC.A2:ZadanieC.A11</svg:desc>
                </draw:g>
              </table:table-cell>
              <table:table-cell office:value-type="float" office:value="4">
                <text:p>4</text:p>
                <draw:g>
                  <svg:desc>ZadanieC.B2:ZadanieC.B11</svg:desc>
                </draw:g>
              </table:table-cell>
            </table:table-row>
            <table:table-row>
              <table:table-cell office:value-type="string">
                <text:p>Jerzy Now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iotr Myh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am Nowa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zej De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acek Mark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on Stef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arol Mytnik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an Beztrosk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wid Gorsk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2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